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8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0">Si no s'indica una altra cosa, el format d'enntrega de tasques és en document PDF.</text:p>
      <text:p text:style-name="P2"/>
      <text:p text:style-name="P4">Tasca 1:</text:p>
      <text:p text:style-name="P11">Enviar un corrreu electrònic a <text:a xlink:type="simple" xlink:href="mailto:pposada@cifpnauticopesquera.es">pposada@cifpnauticopesquera.es</text:a>, indicant:</text:p>
      <text:p text:style-name="P11"/>
      <text:list xml:id="list393961681877761001" text:style-name="L1">
        <text:list-item>
          <text:p text:style-name="P21">Nom </text:p>
        </text:list-item>
        <text:list-item>
          <text:p text:style-name="P21">Sistema operatiu del PC utilitzat a casa</text:p>
        </text:list-item>
      </text:list>
      <text:p text:style-name="P17"/>
      <text:p text:style-name="P11">El termini d'entrega és dijous 26/09/24 </text:p>
      <text:p text:style-name="P4"/>
      <text:p text:style-name="P19"/>
      <text:p text:style-name="P19"/>
      <text:p text:style-name="P5">Tasca <text:span text:style-name="T2">2</text:span>:</text:p>
      <text:p text:style-name="P12">Enviar un corrreu electrònic a <text:a xlink:type="simple" xlink:href="mailto:pposada@cifpnauticopesquera.es">pposada@cifpnauticopesquera.es</text:a>, indicant:</text:p>
      <text:p text:style-name="P12"/>
      <text:list xml:id="list3191583768762763515" text:style-name="L2">
        <text:list-item>
          <text:p text:style-name="P24">Componets principals del datalogger i explicant breument la seva funció</text:p>
        </text:list-item>
      </text:list>
      <text:p text:style-name="P18"/>
      <text:p text:style-name="P12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3">Enviar un corrreu electrònic a <text:a xlink:type="simple" xlink:href="mailto:pposada@cifpnauticopesquera.es">pposada@cifpnauticopesquera.es</text:a>, <text:span text:style-name="T3">amb</text:span>:</text:p>
      <text:p text:style-name="P13"/>
      <text:list xml:id="list2386513093173443935" text:style-name="L3">
        <text:list-item>
          <text:p text:style-name="P25">Esquema del circuit amb components del simulador de fred</text:p>
        </text:list-item>
      </text:list>
      <text:p text:style-name="P13"/>
      <text:p text:style-name="P13">El termini d'entrega és di<text:span text:style-name="T3">lluns</text:span> <text:span text:style-name="T3">30</text:span>/09/24</text:p>
      <text:p text:style-name="P13"/>
      <text:p text:style-name="P13"/>
      <text:p text:style-name="P7">Tasca <text:span text:style-name="T4">4</text:span>:</text:p>
      <text:p text:style-name="P14">Enviar un corrreu electrònic a <text:a xlink:type="simple" xlink:href="mailto:pposada@cifpnauticopesquera.es">pposada@cifpnauticopesquera.es</text:a>, <text:span text:style-name="T3">amb</text:span>:</text:p>
      <text:p text:style-name="P14"/>
      <text:list xml:id="list105907934197545" text:continue-numbering="true" text:style-name="L3">
        <text:list-item>
          <text:p text:style-name="P26">Resol l'exercici 1.3-1</text:p>
          <text:p text:style-name="P36">Cerca informació relativa a diversos tipos de termòmetres i explica els principis de funcionament.</text:p>
        </text:list-item>
      </text:list>
      <text:p text:style-name="P14"/>
      <text:p text:style-name="P14">El termini d'entrega és di<text:span text:style-name="T4">mecres</text:span> <text:span text:style-name="T3">09</text:span>/09/24</text:p>
      <text:p text:style-name="P14"/>
      <text:p text:style-name="P8"/>
      <text:p text:style-name="P20">Tasca <text:span text:style-name="T5">5</text:span>:</text:p>
      <text:p text:style-name="P15">Enviar un corrreu electrònic a <text:a xlink:type="simple" xlink:href="mailto:pposada@cifpnauticopesquera.es">pposada@cifpnauticopesquera.es</text:a>, <text:span text:style-name="T3">amb</text:span>:</text:p>
      <text:p text:style-name="P15"/>
      <text:list xml:id="list105907600229776" text:continue-numbering="true" text:style-name="L3">
        <text:list-item>
          <text:p text:style-name="P27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5"/>
      <text:p text:style-name="P15">El termini d'entrega és di<text:span text:style-name="T5">lluns 21</text:span>/<text:span text:style-name="T5">10</text:span>/24</text:p>
      <text:p text:style-name="P15"/>
      <text:p text:style-name="P9"/>
      <text:p text:style-name="P9">Tasca <text:span text:style-name="T6">6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105908220101956" text:continue-numbering="true" text:style-name="L3">
        <text:list-item>
          <text:p text:style-name="P28">Fes un document explicant el funcionament de les bombes d'aigua multicel·lulars </text:p>
        </text:list-item>
        <text:list-item>
          <text:p text:style-name="P28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28"><text:span text:style-name="T7">Explica el funcionament de la refredadora i la bomba de l'esquema.</text:span></text:p>
        </text:list-item>
      </text:list>
      <text:p text:style-name="P30"/>
      <text:p text:style-name="P30"><text:span text:style-name="T7">Es valorarà contingut i presentació neta (format pdf, nom, grup, esquemes fets amb regla o ordinador, lletra , ortografia …)</text:span></text:p>
      <text:p text:style-name="P32"/>
      <text:p text:style-name="P16"/>
      <text:p text:style-name="P16">El termini d'entrega és di<text:span text:style-name="T5">lluns 04</text:span>/<text:span text:style-name="T5">11</text:span>/24.</text:p>
      <text:p text:style-name="P16"/>
      <text:p text:style-name="P16"/>
      <text:p text:style-name="P35">Tasca <text:span text:style-name="T8">7</text:span>:</text:p>
      <text:p text:style-name="P35"/>
      <text:p text:style-name="P34">Resoldre l'exercici de càlcul de velocitat d'un fluid en canonades de distint diàmetre entregat a classe</text:p>
      <text:p text:style-name="P23"/>
      <text:p text:style-name="P23">El termini d'entrega és di<text:span text:style-name="T8">mecres 30</text:span>/<text:span text:style-name="T5">10</text:span>/24.</text:p>
      <text:p text:style-name="P23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30T10:59:06.063355833</dc:date>
    <meta:editing-duration>PT14M32S</meta:editing-duration>
    <meta:editing-cycles>23</meta:editing-cycles>
    <meta:document-statistic meta:table-count="0" meta:image-count="0" meta:object-count="0" meta:page-count="2" meta:paragraph-count="34" meta:word-count="253" meta:character-count="1685" meta:non-whitespace-character-count="1471"/>
  </office:meta>
</office:document-meta>
</file>